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395b" officeooo:paragraph-rsid="0002395b"/>
    </style:style>
    <style:style style:name="P2" style:family="paragraph" style:parent-style-name="Standard">
      <style:text-properties fo:font-weight="bold" officeooo:rsid="0002395b" officeooo:paragraph-rsid="0002395b" style:font-weight-asian="bold" style:font-weight-complex="bold"/>
    </style:style>
    <style:style style:name="P3" style:family="paragraph" style:parent-style-name="Standard">
      <style:text-properties officeooo:rsid="00024fc9" officeooo:paragraph-rsid="00024fc9"/>
    </style:style>
    <style:style style:name="P4" style:family="paragraph" style:parent-style-name="Standard">
      <style:text-properties officeooo:rsid="0004cb0e" officeooo:paragraph-rsid="0004cb0e"/>
    </style:style>
    <style:style style:name="P5" style:family="paragraph" style:parent-style-name="Standard">
      <style:text-properties fo:font-style="italic" officeooo:rsid="00063d5d" officeooo:paragraph-rsid="00063d5d" style:font-style-asian="italic" style:font-style-complex="italic"/>
    </style:style>
    <style:style style:name="P6" style:family="paragraph" style:parent-style-name="Standard">
      <style:text-properties fo:font-style="italic" officeooo:rsid="0002395b" officeooo:paragraph-rsid="0002395b" style:font-style-asian="italic" style:font-style-complex="italic"/>
    </style:style>
    <style:style style:name="P7" style:family="paragraph" style:parent-style-name="Standard">
      <style:text-properties fo:font-style="italic" officeooo:rsid="00024fc9" officeooo:paragraph-rsid="00024fc9" style:font-style-asian="italic" style:font-style-complex="italic"/>
    </style:style>
    <style:style style:name="P8" style:family="paragraph" style:parent-style-name="Standard">
      <style:text-properties officeooo:rsid="0007557c" officeooo:paragraph-rsid="0007557c"/>
    </style:style>
    <style:style style:name="P9" style:family="paragraph" style:parent-style-name="Standard">
      <style:text-properties fo:font-weight="bold" officeooo:rsid="0002395b" officeooo:paragraph-rsid="0002395b" style:font-weight-asian="bold" style:font-weight-complex="bold"/>
    </style:style>
    <style:style style:name="P10" style:family="paragraph" style:parent-style-name="Standard">
      <style:text-properties fo:font-weight="bold" officeooo:rsid="000c753a" officeooo:paragraph-rsid="000c753a" style:font-weight-asian="bold" style:font-weight-complex="bold"/>
    </style:style>
    <style:style style:name="P11" style:family="paragraph" style:parent-style-name="Standard">
      <style:text-properties fo:font-weight="bold" officeooo:rsid="001082b4" officeooo:paragraph-rsid="001082b4" style:font-weight-asian="bold" style:font-weight-complex="bold"/>
    </style:style>
    <style:style style:name="P12" style:family="paragraph" style:parent-style-name="Standard">
      <style:text-properties fo:font-weight="normal" officeooo:rsid="000c753a" officeooo:paragraph-rsid="000c753a" style:font-weight-asian="normal" style:font-weight-complex="normal"/>
    </style:style>
    <style:style style:name="P13" style:family="paragraph" style:parent-style-name="Standard">
      <style:text-properties fo:font-weight="normal" officeooo:rsid="000c753a" officeooo:paragraph-rsid="001082b4" style:font-weight-asian="normal" style:font-weight-complex="normal"/>
    </style:style>
    <style:style style:name="P14" style:family="paragraph" style:parent-style-name="Standard">
      <style:text-properties fo:font-weight="normal" officeooo:rsid="000e6423" officeooo:paragraph-rsid="000e6423" style:font-weight-asian="normal" style:font-weight-complex="normal"/>
    </style:style>
    <style:style style:name="P15" style:family="paragraph" style:parent-style-name="Standard">
      <style:text-properties fo:font-weight="normal" officeooo:paragraph-rsid="000d8a71"/>
    </style:style>
    <style:style style:name="P16" style:family="paragraph" style:parent-style-name="Standard">
      <style:text-properties fo:font-weight="normal" officeooo:rsid="000ee7bc" officeooo:paragraph-rsid="000ee7bc"/>
    </style:style>
    <style:style style:name="P17" style:family="paragraph" style:parent-style-name="Standard">
      <style:text-properties fo:font-weight="normal" officeooo:rsid="001082b4" officeooo:paragraph-rsid="001082b4"/>
    </style:style>
    <style:style style:name="P18" style:family="paragraph" style:parent-style-name="Standard">
      <style:text-properties fo:font-weight="normal" officeooo:rsid="001082b4" officeooo:paragraph-rsid="0011c3a2"/>
    </style:style>
    <style:style style:name="P19" style:family="paragraph" style:parent-style-name="Standard">
      <style:text-properties fo:font-style="italic" fo:font-weight="normal" officeooo:rsid="00063d5d" officeooo:paragraph-rsid="0011c3a2" style:font-style-asian="italic" style:font-style-complex="italic"/>
    </style:style>
    <style:style style:name="P20" style:family="paragraph" style:parent-style-name="Standard">
      <style:text-properties fo:font-style="italic" officeooo:rsid="00024fc9" officeooo:paragraph-rsid="0011c3a2" style:font-style-asian="italic" style:font-style-complex="italic"/>
    </style:style>
    <style:style style:name="P21" style:family="paragraph" style:parent-style-name="Standard">
      <style:text-properties fo:font-style="italic" officeooo:rsid="0011c3a2" officeooo:paragraph-rsid="0011c3a2" style:font-style-asian="italic" style:font-style-complex="italic"/>
    </style:style>
    <style:style style:name="P22" style:family="paragraph" style:parent-style-name="Standard">
      <style:paragraph-properties fo:break-before="page"/>
      <style:text-properties fo:font-style="italic" fo:font-weight="normal" officeooo:rsid="00063d5d" officeooo:paragraph-rsid="0011c3a2" style:font-style-asian="italic" style:font-style-complex="italic"/>
    </style:style>
    <style:style style:name="T1" style:family="text">
      <style:text-properties officeooo:rsid="00024fc9"/>
    </style:style>
    <style:style style:name="T2" style:family="text">
      <style:text-properties officeooo:rsid="00026104"/>
    </style:style>
    <style:style style:name="T3" style:family="text">
      <style:text-properties officeooo:rsid="0004cb0e"/>
    </style:style>
    <style:style style:name="T4" style:family="text">
      <style:text-properties officeooo:rsid="00063d5d"/>
    </style:style>
    <style:style style:name="T5" style:family="text">
      <style:text-properties officeooo:rsid="00076b98"/>
    </style:style>
    <style:style style:name="T6" style:family="text">
      <style:text-properties officeooo:rsid="0009754c"/>
    </style:style>
    <style:style style:name="T7" style:family="text">
      <style:text-properties style:font-weight-asian="normal" style:font-weight-complex="normal"/>
    </style:style>
    <style:style style:name="T8" style:family="text">
      <style:text-properties officeooo:rsid="000c753a" style:font-weight-asian="normal" style:font-weight-complex="normal"/>
    </style:style>
    <style:style style:name="T9" style:family="text">
      <style:text-properties officeooo:rsid="000d8a71" style:font-weight-asian="normal" style:font-weight-complex="normal"/>
    </style:style>
    <style:style style:name="T10" style:family="text">
      <style:text-properties officeooo:rsid="000e6423" style:font-weight-asian="normal" style:font-weight-complex="normal"/>
    </style:style>
    <style:style style:name="T11" style:family="text">
      <style:text-properties officeooo:rsid="001082b4" style:font-weight-asian="normal" style:font-weight-complex="normal"/>
    </style:style>
    <style:style style:name="T12" style:family="text">
      <style:text-properties officeooo:rsid="0011c3a2" style:font-weight-asian="normal" style:font-weight-complex="normal"/>
    </style:style>
    <style:style style:name="T13" style:family="text">
      <style:text-properties style:text-underline-style="solid" style:text-underline-width="auto" style:text-underline-color="font-color" officeooo:rsid="000c753a" style:font-weight-asian="normal" style:font-weight-complex="normal"/>
    </style:style>
    <style:style style:name="T14" style:family="text">
      <style:text-properties officeooo:rsid="000e6423"/>
    </style:style>
    <style:style style:name="T15" style:family="text">
      <style:text-properties officeooo:rsid="001082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ime to consolidate and plan a way forw<text:span text:style-name="T14">a</text:span>rd</text:p>
      <text:p text:style-name="P2"/>
      <text:p text:style-name="P12">This is going to be a big project, no doubt about it! The trick is of course to break it down into smaller pieces. One advantage of implementing a client-server protocol like this, it that one can work independently on the client and on the server. So it seems like a good idea to concentrate first on creating a TLS1.3 client. This can <text:span text:style-name="T14">then </text:span>be tested against the many TLS1.3 servers already out there. And it is the client side which will have to be integrated into the challenging IoT environment – the server can be assumed to be far less constrained in terms of computing resources.</text:p>
      <text:p text:style-name="P12"/>
      <text:p text:style-name="P14">A lot of unexciting work has gone into simplifying the code and extracting out stuff into separate modules, which can be independently tested.</text:p>
      <text:p text:style-name="P12"/>
      <text:p text:style-name="P10">Choices</text:p>
      <text:p text:style-name="P12"/>
      <text:p text:style-name="P13">One scary aspect of TLS1.3 <text:span text:style-name="T15">that I mentioned in my last blog </text:span>is the potential number of choices available. <text:span text:style-name="T15">Turns out not to be such a big issue. </text:span></text:p>
      <text:p text:style-name="P13"/>
      <text:p text:style-name="P13">Now a TLS1.3 client is unlikely to be expected to have the intelligence to make decisions at run time as to which encryption algorithms to use. So the basic idea is that the client suggests what it is capable of, and the server responds with its preference from among the choices presented by the client. <text:span text:style-name="T14">By offering a very limited number of choices, the client can make life much easier for itself, and keep itself small</text:span></text:p>
      <text:p text:style-name="P12"/>
      <text:p text:style-name="P15"><text:span text:style-name="T8">Section 9.1 of </text:span><text:a xlink:type="simple" xlink:href="https://tools.ietf.org/html/rfc8446#page-102" text:style-name="Internet_20_link" text:visited-style-name="Visited_20_Internet_20_Link"><text:span text:style-name="T8">https://tools.ietf.org/html/rfc8446#page-102</text:span></text:a><text:span text:style-name="T8"> is an eye-opener in this regard. For example a compliant client need </text:span><text:span text:style-name="T13">only</text:span><text:span text:style-name="T8"> support </text:span><text:span text:style-name="T10">the cipher suite</text:span><text:span text:style-name="T8"> </text:span><text:span text:style-name="T9">TLS_AES_128_GCM_SHA256. The number of choices is </text:span><text:span text:style-name="T10">in all cases </text:span><text:span text:style-name="T9">tightly constrained. This eliminates the possibility of “</text:span><text:span text:style-name="T10">fall-back</text:span><text:span text:style-name="T9">” attacks where the client and server are tricked into falling back on an old broken legacy cipher. </text:span></text:p>
      <text:p text:style-name="P15"><text:span text:style-name="T9"/></text:p>
      <text:p text:style-name="P15"><text:span text:style-name="T9">Therefore a client need only suggest </text:span><text:span text:style-name="T11">the cipher suite </text:span><text:span text:style-name="T9">TLS_AES_128_GCM_SHA256 and a compliant server must accept it. However this method is </text:span><text:span text:style-name="T11">quite</text:span><text:span text:style-name="T9"> flexible, for example ou</text:span><text:span text:style-name="T11">r</text:span><text:span text:style-name="T9"> client may suggest <text:s/>TLS_AES_128_GCM_SHA256 and a Post-Quantum cipher suite. If the client is connecting to one of our servers, the post-quantum suite can be chosen, or maybe a hybrid suite.</text:span></text:p>
      <text:p text:style-name="P15"><text:span text:style-name="T9"/></text:p>
      <text:p text:style-name="P16"><text:span text:style-name="T9">I</text:span><text:span text:style-name="T7">t appears that only the SHA-2 family of hash functions are allowed, so newer SHA-3 </text:span><text:span text:style-name="T11">based </text:span><text:span text:style-name="T7">methods are not </text:span><text:span text:style-name="T11">required</text:span><text:span text:style-name="T7">, </text:span><text:span text:style-name="T11">and SHA-1 methods are deprecated (and we will not support).</text:span><text:span text:style-name="T7"> Also AEAD encryption use</text:span><text:span text:style-name="T11">s only</text:span><text:span text:style-name="T7"> AES_GCM, or possibly CHACHA20_POLY1305. Since we do not have an implementation of the latter </text:span><text:span text:style-name="T11">to hand (and it is only something which SHOULD rather than MUST be implemented</text:span><text:span text:style-name="T7">, we will </text:span><text:span text:style-name="T11">simply </text:span><text:span text:style-name="T7">omit it for now.</text:span></text:p>
      <text:p text:style-name="P16"><text:span text:style-name="T7"/></text:p>
      <text:p text:style-name="P11">Processing Certificates</text:p>
      <text:p text:style-name="P17"><text:span text:style-name="T7"/></text:p>
      <text:p text:style-name="P18"><text:span text:style-name="T7">As I pointed out last time this is a big part of the client’s task. </text:span><text:span text:style-name="T12">However we do not need to support any old certificate that is out there. For example if a certificate is signed using the legacy MD-5 hash, TLS1.3 drops the link with a “bad certificate” error. So although lots of diverse certificates must be accepted, there is a limit.</text:span></text:p>
      <text:p text:style-name="P18"><text:span text:style-name="T12"/></text:p>
      <text:p text:style-name="P18"><text:span text:style-name="T12">The code to process Certificate chains is not really TLS1.3 specific, and I would imagine it hasn’t changed much from earlier versions of TLS. Nonetheless we need to write the code, and that will be my next task.</text:span></text:p>
      <text:p text:style-name="P18"><text:span text:style-name="T12"/></text:p>
      <text:p text:style-name="P18"><text:span text:style-name="T12"/></text:p>
      <text:p text:style-name="P19"><text:span text:style-name="T12"/></text:p>
      <text:p text:style-name="P22"><text:span text:style-name="T12">Peeking ahead</text:span></text:p>
      <text:p text:style-name="P20"/>
      <text:p text:style-name="P21">I am looking forward to getting into the Pre-Shared Keys feature of TLS1.3. It will be great to dispense with certificates and maybe allow support for non-PKI <text:s/>alternative key exchange algorithms.</text:p>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4T15:15:02.251000000</meta:creation-date>
    <dc:date>2020-11-08T18:18:48.495000000</dc:date>
    <meta:editing-duration>PT54M51S</meta:editing-duration>
    <meta:editing-cycles>6</meta:editing-cycles>
    <meta:generator>LibreOffice/6.4.5.2$Windows_X86_64 LibreOffice_project/a726b36747cf2001e06b58ad5db1aa3a9a1872d6</meta:generator>
    <meta:document-statistic meta:table-count="0" meta:image-count="0" meta:object-count="0" meta:page-count="2" meta:paragraph-count="14" meta:word-count="559" meta:character-count="3282" meta:non-whitespace-character-count="2732"/>
  </office:meta>
</office:document-meta>
</file>